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bold" officeooo:rsid="0010e9f3" officeooo:paragraph-rsid="0010e9f3" style:font-size-asian="14pt" style:font-weight-asian="bold" style:font-size-complex="14pt" style:font-weight-complex="bold"/>
    </style:style>
    <style:style style:name="P3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normal" officeooo:rsid="0010e9f3" officeooo:paragraph-rsid="0010e9f3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Noto Sans Mono CJK HK" officeooo:paragraph-rsid="00140fb2"/>
    </style:style>
    <style:style style:name="P5" style:family="paragraph" style:parent-style-name="Standard">
      <style:paragraph-properties fo:line-height="115%"/>
      <style:text-properties style:font-name="Noto Sans Mono CJK HK" officeooo:paragraph-rsid="00178cc9"/>
    </style:style>
    <style:style style:name="P6" style:family="paragraph" style:parent-style-name="Standard">
      <style:paragraph-properties fo:line-height="115%"/>
      <style:text-properties style:font-name="Noto Sans Mono CJK HK" officeooo:paragraph-rsid="00197875"/>
    </style:style>
    <style:style style:name="P7" style:family="paragraph" style:parent-style-name="Standard">
      <style:paragraph-properties fo:line-height="115%"/>
      <style:text-properties fo:font-variant="normal" fo:text-transform="none" fo:color="#000000" style:font-name="Noto Sans Mono CJK HK" fo:font-size="12pt" fo:letter-spacing="normal" fo:font-style="normal" fo:font-weight="normal" officeooo:paragraph-rsid="00140fb2" style:font-size-asian="12pt" style:font-size-complex="12pt"/>
    </style:style>
    <style:style style:name="P8" style:family="paragraph" style:parent-style-name="Standard">
      <style:paragraph-properties fo:line-height="115%" fo:text-align="end" style:justify-single-word="false"/>
      <style:text-properties fo:font-variant="normal" fo:text-transform="none" fo:color="#000000" style:font-name="Noto Sans Mono CJK HK" fo:font-size="12pt" fo:letter-spacing="normal" fo:font-style="normal" fo:font-weight="normal" officeooo:paragraph-rsid="00140fb2" style:font-size-asian="12pt" style:font-size-complex="12pt"/>
    </style:style>
    <style:style style:name="P9" style:family="paragraph" style:parent-style-name="Standard">
      <style:paragraph-properties fo:line-height="115%"/>
      <style:text-properties fo:font-variant="normal" fo:text-transform="none" fo:color="#000000" style:font-name="Purisa" fo:font-size="12pt" fo:letter-spacing="normal" fo:font-style="normal" fo:font-weight="normal" officeooo:rsid="00178cc9" officeooo:paragraph-rsid="00178cc9" style:font-size-asian="12pt" style:font-size-complex="12pt"/>
    </style:style>
    <style:style style:name="P10" style:family="paragraph" style:parent-style-name="Standard">
      <style:paragraph-properties fo:line-height="115%"/>
      <style:text-properties fo:font-variant="normal" fo:text-transform="none" fo:color="#000000" style:font-name="Purisa" fo:font-size="12pt" fo:letter-spacing="normal" fo:font-style="normal" fo:font-weight="normal" officeooo:rsid="00178cc9" officeooo:paragraph-rsid="00197875" style:font-size-asian="12pt" style:font-size-complex="12pt"/>
    </style:style>
    <style:style style:name="P11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3752in" style:auto-text-indent="false" style:page-number="auto" fo:background-color="transparent" fo:padding="0in" fo:border="none"/>
      <style:text-properties officeooo:paragraph-rsid="0018c888"/>
    </style:style>
    <style:style style:name="P12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3752in" style:auto-text-indent="false" fo:background-color="transparent" fo:padding="0in" fo:border="none"/>
      <style:text-properties style:font-name="Noto Sans Mono CJK HK" officeooo:paragraph-rsid="0018c888"/>
    </style:style>
    <style:style style:name="P13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3752in" style:auto-text-indent="false" fo:background-color="transparent" fo:padding="0in" fo:border="none"/>
      <style:text-properties officeooo:paragraph-rsid="0018c888"/>
    </style:style>
    <style:style style:name="P14" style:family="paragraph" style:parent-style-name="Text_20_body" style:list-style-name="L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3752in" style:auto-text-indent="false" fo:background-color="transparent" fo:padding="0in" fo:border="none"/>
    </style:style>
    <style:style style:name="P15" style:family="paragraph" style:parent-style-name="Text_20_body" style:list-style-name="L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3752in" style:auto-text-indent="false" fo:background-color="transparent" fo:padding="0in" fo:border="none"/>
      <style:text-properties officeooo:paragraph-rsid="0018c888"/>
    </style:style>
    <style:style style:name="P16" style:family="paragraph" style:parent-style-name="Text_20_body" style:list-style-name="L3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3752in" style:auto-text-indent="false" fo:background-color="transparent" fo:padding="0in" fo:border="none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Purisa" fo:font-size="12pt" fo:letter-spacing="normal" fo:font-style="normal" fo:font-weight="normal" officeooo:rsid="00178cc9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Purisa" fo:font-size="12pt" fo:letter-spacing="normal" fo:font-style="normal" style:text-underline-style="none" fo:font-weight="normal" officeooo:rsid="00178cc9" style:text-blinking="false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Purisa" fo:font-size="12pt" fo:letter-spacing="normal" fo:font-style="normal" style:text-underline-style="none" fo:font-weight="normal" officeooo:rsid="00178cc9" style:text-blinking="false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43853d" style:text-line-through-style="none" style:text-line-through-type="none" style:font-name="SFMono-Regular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6" style:family="text">
      <style:text-properties style:text-line-through-style="none" style:text-line-through-type="none" style:font-name="Purisa" fo:language="zxx" fo:country="none" style:text-underline-style="none" officeooo:rsid="00178cc9" style:text-blinking="false" style:language-asian="zxx" style:country-asian="none" style:language-complex="zxx" style:country-complex="none" loext:padding="0in" loext:border="none"/>
    </style:style>
    <style:style style:name="T7" style:family="text">
      <style:text-properties style:text-line-through-style="none" style:text-line-through-type="none" style:font-name="Purisa" fo:language="zxx" fo:country="none" fo:font-style="italic" style:text-underline-style="none" officeooo:rsid="00178cc9" style:text-blinking="false" style:language-asian="zxx" style:country-asian="none" style:font-style-asian="italic" style:language-complex="zxx" style:country-complex="none" style:font-style-complex="italic" loext:padding="0in" loext:border="none"/>
    </style:style>
    <style:style style:name="T8" style:family="text">
      <style:text-properties officeooo:rsid="001a822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Explain why do we want sometimes to use setImmediate instead of using setTimeout?</text:p>
      <text:p text:style-name="P7"/>
      <text:p text:style-name="P5"><text:span text:style-name="T1"><text:tab/></text:span><text:span text:style-name="T2">When we scheduled the <text:s/>setImmediate function it executed before any setTimeout function regardless of the time</text:span></text:p>
      <text:p text:style-name="P9"/>
      <text:p text:style-name="P7">2. Explain the difference between process.nextTick and setImmediate?</text:p>
      <text:p text:style-name="P7"/>
      <text:p text:style-name="P6"><text:span text:style-name="T1"><text:tab/> </text:span><text:span text:style-name="T2">process.nextTick is called before any I/O operation or cycle but <text:s/>setImmediate is fired after the <text:s/>I/O operation</text:span></text:p>
      <text:p text:style-name="P10"/>
      <text:p text:style-name="P7">3. Name 10 global modules/methods available in Node environment.</text:p>
      <text:p text:style-name="P4"><text:span text:style-name="Source_20_Text"><text:span text:style-name="T5"/></text:span></text:p>
      <text:list xml:id="list2056880110" text:style-name="L1">
        <text:list-item>
          <text:p text:style-name="P11"><text:span text:style-name="Source_20_Text"><text:span text:style-name="T3">__filename</text:span></text:span></text:p>
        </text:list-item>
        <text:list-item>
          <text:p text:style-name="P12"><text:span text:style-name="Source_20_Text"><text:span text:style-name="T3">__dirname</text:span></text:span></text:p>
        </text:list-item>
        <text:list-item>
          <text:p text:style-name="P13"><text:span text:style-name="Source_20_Text"><text:span text:style-name="T3">console</text:span></text:span></text:p>
        </text:list-item>
      </text:list>
      <text:list xml:id="list1851443161" text:style-name="L2">
        <text:list-item>
          <text:p text:style-name="P14"><text:span text:style-name="Source_20_Text"><text:span text:style-name="T3">exports</text:span></text:span></text:p>
        </text:list-item>
        <text:list-item>
          <text:p text:style-name="P14"><text:span text:style-name="Source_20_Text"><text:span text:style-name="T3">global</text:span></text:span></text:p>
        </text:list-item>
        <text:list-item>
          <text:p text:style-name="P14"><text:span text:style-name="Source_20_Text"><text:span text:style-name="T3">module</text:span></text:span></text:p>
        </text:list-item>
        <text:list-item>
          <text:p text:style-name="P15"><text:span text:style-name="Source_20_Text"><text:span text:style-name="T3">process</text:span></text:span></text:p>
        </text:list-item>
        <text:list-item>
          <text:p text:style-name="P15"><text:span text:style-name="Source_20_Text"><text:span text:style-name="T4">require()</text:span></text:span></text:p>
        </text:list-item>
      </text:list>
      <text:list xml:id="list1626767544" text:style-name="L3">
        <text:list-item>
          <text:p text:style-name="P16"><text:span text:style-name="Source_20_Text"><text:span text:style-name="T3">setImmediate(callback[, ...args])</text:span></text:span></text:p>
        </text:list-item>
        <text:list-item>
          <text:p text:style-name="P16"><text:span text:style-name="Source_20_Text"><text:span text:style-name="T3">setTimeout(callback, delay[, ...args])</text:span></text:span></text:p>
        </text:list-item>
      </text:list>
      <text:p text:style-name="P8"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MP2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bold" officeooo:rsid="0010e9f3" officeooo:paragraph-rsid="0010e9f3" style:font-size-asian="14pt" style:font-weight-asian="bold" style:font-size-complex="14pt" style:font-weight-complex="bold"/>
    </style:style>
    <style:style style:name="MP3" style:family="paragraph" style:parent-style-name="Header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12121" style:font-name="Ubuntu" fo:font-size="14pt" fo:letter-spacing="normal" fo:font-style="normal" fo:font-weight="normal" officeooo:rsid="0010e9f3" officeooo:paragraph-rsid="0010e9f3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#1</text:p>
        <text:p text:style-name="MP2">Bikale Aberra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17:34:38.676897569</meta:creation-date>
    <dc:date>2020-02-24T23:12:46.554921563</dc:date>
    <meta:editing-duration>PT48M50S</meta:editing-duration>
    <meta:editing-cycles>9</meta:editing-cycles>
    <meta:generator>LibreOffice/6.3.4.2$Linux_X86_64 LibreOffice_project/30$Build-2</meta:generator>
    <meta:document-statistic meta:table-count="0" meta:image-count="0" meta:object-count="0" meta:page-count="1" meta:paragraph-count="18" meta:word-count="91" meta:character-count="610" meta:non-whitespace-character-count="537"/>
  </office:meta>
</office:document-meta>
</file>